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2CD9AA585F98F0DD47A.png" manifest:media-type="image/png"/>
  <manifest:file-entry manifest:full-path="Pictures/1000000100000461000002FB04FA7445FABAD086.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ext_20_body">
      <style:text-properties officeooo:rsid="0011ded4" officeooo:paragraph-rsid="0011ded4"/>
    </style:style>
    <style:style style:name="P15" style:family="paragraph" style:parent-style-name="Text_20_body">
      <style:text-properties style:font-name-asian="Consolas"/>
    </style:style>
    <style:style style:name="P16" style:family="paragraph" style:parent-style-name="Text_20_body">
      <style:text-properties fo:background-color="#ffff00" style:font-name-asian="Consolas"/>
    </style:style>
    <style:style style:name="P17" style:family="paragraph" style:parent-style-name="Standard">
      <style:text-properties fo:color="#000000" loext:opacity="100%" style:font-name="Consolas1" fo:font-size="12pt" officeooo:rsid="000e12ce" officeooo:paragraph-rsid="000e12ce" fo:background-color="transparent" style:font-size-asian="12pt"/>
    </style:style>
    <style:style style:name="P18"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19"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1"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2"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3" style:family="paragraph" style:parent-style-name="Standard">
      <style:text-properties officeooo:rsid="0016b081" officeooo:paragraph-rsid="0016b081"/>
    </style:style>
    <style:style style:name="P24" style:family="paragraph" style:parent-style-name="Text_20_body">
      <style:text-properties officeooo:rsid="0016b081" officeooo:paragraph-rsid="0016b081"/>
    </style:style>
    <style:style style:name="P25" style:family="paragraph" style:parent-style-name="Text_20_body">
      <style:text-properties officeooo:rsid="00154278" officeooo:paragraph-rsid="00154278"/>
    </style:style>
    <style:style style:name="P26" style:family="paragraph" style:parent-style-name="Text_20_body">
      <style:text-properties officeooo:rsid="00154278" officeooo:paragraph-rsid="0016b081"/>
    </style:style>
    <style:style style:name="P27" style:family="paragraph" style:parent-style-name="Text_20_body">
      <style:text-properties officeooo:rsid="001841cb" officeooo:paragraph-rsid="001841cb"/>
    </style:style>
    <style:style style:name="P28" style:family="paragraph" style:parent-style-name="Text_20_body">
      <style:text-properties officeooo:paragraph-rsid="001c462a"/>
    </style:style>
    <style:style style:name="P29"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30" style:family="paragraph" style:parent-style-name="Table_20_Contents">
      <style:text-properties style:font-name="Consolas"/>
    </style:style>
    <style:style style:name="P31" style:family="paragraph" style:parent-style-name="Text_20_body">
      <style:text-properties officeooo:rsid="001b8577" officeooo:paragraph-rsid="001b8577"/>
    </style:style>
    <style:style style:name="P32" style:family="paragraph" style:parent-style-name="Text_20_body">
      <style:text-properties officeooo:paragraph-rsid="001f1bce"/>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3" style:family="text">
      <style:text-properties fo:color="#000000" loext:opacity="100%" style:font-name="Consolas1"/>
    </style:style>
    <style:style style:name="T4" style:family="text">
      <style:text-properties fo:color="#000000" loext:opacity="100%" style:font-name="Consolas1" fo:background-color="#ffff00" loext:char-shading-value="0"/>
    </style:style>
    <style:style style:name="T5" style:family="text">
      <style:text-properties fo:color="#000000" loext:opacity="100%" style:font-name="Consolas1" fo:font-style="italic" style:font-style-asian="italic"/>
    </style:style>
    <style:style style:name="T6" style:family="text">
      <style:text-properties fo:color="#000000" loext:opacity="100%" style:font-name="Consolas1" fo:background-color="transparent" loext:char-shading-value="0"/>
    </style:style>
    <style:style style:name="T7" style:family="text">
      <style:text-properties fo:color="#000000" loext:opacity="100%" style:font-name="Consolas1" officeooo:rsid="000e12ce" fo:background-color="transparent" loext:char-shading-value="0"/>
    </style:style>
    <style:style style:name="T8" style:family="text">
      <style:text-properties officeooo:rsid="000cbc0c"/>
    </style:style>
    <style:style style:name="T9" style:family="text">
      <style:text-properties fo:color="#7f0055" loext:opacity="100%" style:font-name="Consolas1" fo:font-weight="bold" style:font-weight-asian="bold"/>
    </style:style>
    <style:style style:name="T10" style:family="text">
      <style:text-properties fo:color="#7f0055" loext:opacity="100%" style:font-name="Consolas1" fo:font-weight="bold" fo:background-color="#ffff00" loext:char-shading-value="0" style:font-weight-asian="bold"/>
    </style:style>
    <style:style style:name="T11" style:family="text">
      <style:text-properties fo:color="#6a3e3e" loext:opacity="100%" style:font-name="Consolas1"/>
    </style:style>
    <style:style style:name="T12" style:family="text">
      <style:text-properties fo:color="#6a3e3e" loext:opacity="100%" style:font-name="Consolas1" fo:background-color="#ffff00" loext:char-shading-value="0"/>
    </style:style>
    <style:style style:name="T13" style:family="text">
      <style:text-properties style:font-name="Consolas"/>
    </style:style>
    <style:style style:name="T14" style:family="text">
      <style:text-properties fo:color="#2a00ff" loext:opacity="100%" style:font-name="Consolas1"/>
    </style:style>
    <style:style style:name="T15" style:family="text">
      <style:text-properties fo:background-color="#ffff00" loext:char-shading-value="0"/>
    </style:style>
    <style:style style:name="T16" style:family="text">
      <style:text-properties fo:color="#0000c0" loext:opacity="100%" style:font-name="Consolas1"/>
    </style:style>
    <style:style style:name="T17" style:family="text">
      <style:text-properties fo:color="#0000c0" loext:opacity="100%" style:font-name="Consolas1" fo:font-style="italic" fo:font-weight="bold" style:font-style-asian="italic" style:font-weight-asian="bold"/>
    </style:style>
    <style:style style:name="T18" style:family="text">
      <style:text-properties fo:color="#0000c0" loext:opacity="100%" style:font-name="Consolas1" fo:font-style="italic" style:font-style-asian="italic"/>
    </style:style>
    <style:style style:name="T19" style:family="text">
      <style:text-properties fo:color="#3f7f5f" loext:opacity="100%" style:font-name="Consolas1"/>
    </style:style>
    <style:style style:name="T20" style:family="text">
      <style:text-properties fo:color="#3f7f5f" loext:opacity="100%" style:font-name="Consolas1" style:text-underline-style="solid" style:text-underline-width="auto" style:text-underline-color="font-color"/>
    </style:style>
    <style:style style:name="T21" style:family="text">
      <style:text-properties officeooo:rsid="0010a91d"/>
    </style:style>
    <style:style style:name="T22" style:family="text">
      <style:text-properties style:font-name-asian="Consolas"/>
    </style:style>
    <style:style style:name="T23" style:family="text">
      <style:text-properties officeooo:rsid="001b8577"/>
    </style:style>
    <style:style style:name="T24" style:family="text">
      <style:text-properties fo:font-size="8pt" style:font-size-asian="8pt" style:font-size-complex="8pt"/>
    </style:style>
    <style:style style:name="T25" style:family="text">
      <style:text-properties officeooo:rsid="001e1eed"/>
    </style:style>
    <style:style style:name="T26" style:family="text">
      <style:text-properties officeooo:rsid="001f1bc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OLE">
      <style:graphic-properties style:run-through="foreground" style:wrap="none"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29" text:outline-level="2">日時</text:h>
      <text:p text:style-name="Text_20_body">2022-06-10発見</text:p>
      <text:p text:style-name="Text_20_body">2022-06-10 対策</text:p>
      <text:h text:style-name="P29" text:outline-level="2">場所</text:h>
      <text:p text:style-name="Standard"><text:bookmark text:name="docs-internal-guid-47b15f61-7fff-48d0-8e18-3126d82e924f"/><text:span text:style-name="T2">http://tensuhyo.html.xdomain.jp/04/i/0.1.2.2.html</text:span><text:span text:style-name="T1"> </text:span></text:p>
      <text:h text:style-name="Heading_20_2" text:outline-level="2">イメージ</text:h>
      <text:p text:style-name="Text_20_body"/>
      <text:p text:style-name="Text_20_body"><draw:frame draw:style-name="fr2"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8">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29" text:outline-level="2">PDF</text:h>
      <text:p text:style-name="Text_20_body">参照している通則は通知の以下の箇所である。告示には通則はない。</text:p>
      <text:p text:style-name="Text_20_body"><text:s text:c="3"/><text:span text:style-name="T22">第２節 <text:s/>入院基本料等加算</text:span></text:p>
      <text:p text:style-name="P15"><text:s text:c="7"/><text:span text:style-name="T15">第１節入院基本料、第３節特定入院料及び第４節短期滞在手術等基本料と本節との関係は、別表</text:span></text:p>
      <text:p text:style-name="P16"><text:s text:c="5"/>１のとおりであるため、参考にされたい。</text:p>
      <text:p text:style-name="P15"><text:s text:c="7"/>Ａ２００ <text:s/>総合入院体制加算</text:p>
      <text:h text:style-name="P29" text:outline-level="2">ソース</text:h>
      <text:p text:style-name="P8"><text:span text:style-name="T13">Renderer#</text:span><text:span text:style-name="T9">void</text:span><text:span text:style-name="T3"> HTML出力(Document </text:span><text:span text:style-name="T11">doc</text:span><text:span text:style-name="T3">, File </text:span><text:span text:style-name="T11">dir</text:span><text:span text:style-name="T3">, 索引 </text:span><text:span text:style-name="T11">dict</text:span><text:span text:style-name="T3">, RendererOption </text:span><text:span text:style-name="T11">callback</text:span><text:span text:style-name="T3">)</text:span></text:p>
      <text:p text:style-name="P8"><text:span text:style-name="T3">→ </text:span><text:span text:style-name="T9">void</text:span><text:span text:style-name="T3"> write(Node </text:span><text:span text:style-name="T11">node</text:span><text:span text:style-name="T3">, File </text:span><text:span text:style-name="T11">dir</text:span><text:span text:style-name="T3">, 索引 </text:span><text:span text:style-name="T11">dict</text:span><text:span text:style-name="T3">, </text:span><text:span text:style-name="T9">int</text:span><text:span text:style-name="T3"> </text:span><text:span text:style-name="T11">level</text:span><text:span text:style-name="T3">)</text:span></text:p>
      <text:p text:style-name="P5"><text:span text:style-name="T7"><text:tab/></text:span><text:span text:style-name="T3"><text:tab/></text:span><text:span text:style-name="T9">if</text:span><text:span text:style-name="T3"> (</text:span><text:span text:style-name="T11">name</text:span><text:span text:style-name="T3">.equals(</text:span><text:span text:style-name="T14">"区分番号"</text:span><text:span text:style-name="T3">))</text:span></text:p>
      <text:p text:style-name="P4"><text:span text:style-name="T3"><text:tab/><text:tab/><text:tab/>区分番号(</text:span><text:span text:style-name="T11">node</text:span><text:span text:style-name="T3">, </text:span><text:span text:style-name="T11">dir</text:span><text:span text:style-name="T3">, </text:span><text:span text:style-name="T11">dict</text:span><text:span text:style-name="T3">);</text:span></text:p>
      <text:p text:style-name="P4"><text:span text:style-name="T3"><text:tab/><text:tab/></text:span><text:span text:style-name="T9">else</text:span><text:span text:style-name="T3"> </text:span><text:span text:style-name="T9">if</text:span><text:span text:style-name="T3"> (</text:span><text:span text:style-name="T11">name</text:span><text:span text:style-name="T3">.equals(</text:span><text:span text:style-name="T14">"通則"</text:span><text:span text:style-name="T3">))</text:span></text:p>
      <text:p text:style-name="P4"><text:span text:style-name="T3"><text:tab/><text:tab/><text:tab/>通則(</text:span><text:span text:style-name="T11">node</text:span><text:span text:style-name="T3">, </text:span><text:span text:style-name="T11">dir</text:span><text:span text:style-name="T3">, </text:span><text:span text:style-name="T11">dict</text:span><text:span text:style-name="T3">);</text:span></text:p>
      <text:p text:style-name="P4"><text:span text:style-name="T3"><text:tab/><text:tab/></text:span><text:span text:style-name="T9">else</text:span></text:p>
      <text:p text:style-name="P7"><text:span text:style-name="T3"><text:tab/><text:tab/><text:tab/></text:span><text:span text:style-name="T4">その他(</text:span><text:span text:style-name="T12">node</text:span><text:span text:style-name="T4">, </text:span><text:span text:style-name="T12">dir</text:span><text:span text:style-name="T4">, </text:span><text:span text:style-name="T12">dict</text:span><text:span text:style-name="T4">, </text:span><text:span text:style-name="T12">level</text:span><text:span text:style-name="T4">);</text:span></text:p>
      <text:p text:style-name="P17">----------------------------</text:p>
      <text:p text:style-name="P1"><text:span text:style-name="T3"><text:tab/></text:span><text:span text:style-name="T9">private</text:span><text:span text:style-name="T3"> </text:span><text:span text:style-name="T9">void</text:span><text:span text:style-name="T3"> その他(Node </text:span><text:span text:style-name="T11">node</text:span><text:span text:style-name="T3">, File </text:span><text:span text:style-name="T11">dir</text:span><text:span text:style-name="T3">, 索引 </text:span><text:span text:style-name="T11">dict</text:span><text:span text:style-name="T3">, </text:span><text:span text:style-name="T9">int</text:span><text:span text:style-name="T3"> </text:span><text:span text:style-name="T11">level</text:span><text:span text:style-name="T3">)</text:span></text:p>
      <text:p text:style-name="P2"><text:span text:style-name="T3"><text:tab/><text:tab/><text:tab/></text:span><text:span text:style-name="T9">throws</text:span><text:span text:style-name="T3"> IOException {</text:span></text:p>
      <text:p text:style-name="P2"><text:span text:style-name="T3"><text:tab/><text:tab/>String </text:span><text:span text:style-name="T11">fileName</text:span><text:span text:style-name="T3"> = </text:span><text:span text:style-name="T11">node</text:span><text:span text:style-name="T3">.fileName();</text:span></text:p>
      <text:p text:style-name="P2"><text:span text:style-name="T3"><text:tab/><text:tab/>TextWriter </text:span><text:span text:style-name="T11">w</text:span><text:span text:style-name="T3"> = </text:span><text:span text:style-name="T9">new</text:span><text:span text:style-name="T3"> TextWriter(</text:span><text:span text:style-name="T9">new</text:span><text:span text:style-name="T3"> File(</text:span><text:span text:style-name="T11">dir</text:span><text:span text:style-name="T3">, </text:span><text:span text:style-name="T11">fileName</text:span><text:span text:style-name="T3"> + </text:span><text:span text:style-name="T14">".html"</text:span><text:span text:style-name="T3">), </text:span><text:span text:style-name="T17">HTML_ENCODING</text:span><text:span text:style-name="T3">);</text:span></text:p>
      <text:p text:style-name="P2"><text:span text:style-name="T3"><text:tab/><text:tab/></text:span><text:span text:style-name="T9">try</text:span><text:span text:style-name="T3"> {</text:span></text:p>
      <text:p text:style-name="P2"><text:span text:style-name="T3"><text:tab/><text:tab/><text:tab/></text:span><text:span text:style-name="T11">w</text:span><text:span text:style-name="T3">.printf(</text:span><text:span text:style-name="T14">"%s\n"</text:span><text:span text:style-name="T3">, </text:span><text:span text:style-name="T17">DOCTYPE</text:span><text:span text:style-name="T3">);</text:span></text:p>
      <text:p text:style-name="P2"><text:span text:style-name="T3"><text:tab/><text:tab/><text:tab/></text:span><text:span text:style-name="T11">w</text:span><text:span text:style-name="T3">.printf(</text:span><text:span text:style-name="T14">"&lt;html&gt;\n"</text:span><text:span text:style-name="T3">);</text:span></text:p>
      <text:p text:style-name="P2"><text:span text:style-name="T3"><text:tab/><text:tab/><text:tab/></text:span><text:span text:style-name="T11">w</text:span><text:span text:style-name="T3">.printf(</text:span><text:span text:style-name="T14">"&lt;head&gt;\n"</text:span><text:span text:style-name="T3">);</text:span></text:p>
      <text:p text:style-name="P2"><text:span text:style-name="T3"><text:tab/><text:tab/><text:tab/>String </text:span><text:span text:style-name="T11">title</text:span><text:span text:style-name="T3"> = String.</text:span><text:span text:style-name="T5">format</text:span><text:span text:style-name="T3">(</text:span><text:span text:style-name="T14">"%s %s - %s"</text:span><text:span text:style-name="T3">,</text:span></text:p>
      <text:p text:style-name="P2"><text:soft-page-break/><text:span text:style-name="T3"><text:tab/><text:tab/><text:tab/> <text:s text:c="3"/></text:span><text:span text:style-name="T11">node</text:span><text:span text:style-name="T3">.name(), </text:span><text:span text:style-name="T11">node</text:span><text:span text:style-name="T3">.header().replaceFirst(</text:span><text:span text:style-name="T14">"[ \t　].*$"</text:span><text:span text:style-name="T3">, </text:span><text:span text:style-name="T14">""</text:span><text:span text:style-name="T3">), </text:span><text:span text:style-name="T16">callback</text:span><text:span text:style-name="T3">.共通タイトル());</text:span></text:p>
      <text:p text:style-name="P2"><text:span text:style-name="T3"><text:tab/><text:tab/><text:tab/>String </text:span><text:span text:style-name="T11">url</text:span><text:span text:style-name="T3"> = String.</text:span><text:span text:style-name="T5">format</text:span><text:span text:style-name="T3">(</text:span><text:span text:style-name="T14">"%s/%s.html"</text:span><text:span text:style-name="T3">, </text:span><text:span text:style-name="T16">callback</text:span><text:span text:style-name="T3">.baseUrl(), </text:span><text:span text:style-name="T11">fileName</text:span><text:span text:style-name="T3">);</text:span></text:p>
      <text:p text:style-name="P21">//<text:tab/><text:tab/><text:tab/>String title = node.header().replaceFirst("[ \t　].*$", "");</text:p>
      <text:p text:style-name="P2"><text:span text:style-name="T3"><text:tab/><text:tab/><text:tab/></text:span><text:span text:style-name="T5">writeMeta</text:span><text:span text:style-name="T3">(</text:span><text:span text:style-name="T11">w</text:span><text:span text:style-name="T3">, </text:span><text:span text:style-name="T11">title</text:span><text:span text:style-name="T3">);</text:span></text:p>
      <text:p text:style-name="P2"><text:span text:style-name="T3"><text:tab/><text:tab/><text:tab/></text:span><text:span text:style-name="T11">w</text:span><text:span text:style-name="T3">.printf(</text:span><text:span text:style-name="T14">"&lt;link rel='stylesheet' type='text/css' href='%s' /&gt;\n"</text:span><text:span text:style-name="T3">, </text:span><text:span text:style-name="T17">CSS_FILE</text:span><text:span text:style-name="T3">);</text:span></text:p>
      <text:p text:style-name="P2"><text:span text:style-name="T19">//<text:tab/><text:tab/><text:tab/>w.printf("&lt;script </text:span><text:span text:style-name="T20">src</text:span><text:span text:style-name="T19">='%s' type='text/</text:span><text:span text:style-name="T20">javascript</text:span><text:span text:style-name="T19">'&gt;&lt;/script&gt;\n", ALL_JS);</text:span></text:p>
      <text:p text:style-name="P2"><text:span text:style-name="T3"><text:tab/><text:tab/><text:tab/></text:span><text:span text:style-name="T11">w</text:span><text:span text:style-name="T3">.printf(</text:span><text:span text:style-name="T14">"&lt;title&gt;%s&lt;/title&gt;\n"</text:span><text:span text:style-name="T3">, </text:span><text:span text:style-name="T11">title</text:span><text:span text:style-name="T3">);</text:span></text:p>
      <text:p text:style-name="P2"><text:span text:style-name="T3"><text:tab/><text:tab/><text:tab/></text:span><text:span text:style-name="T11">w</text:span><text:span text:style-name="T3">.printf(</text:span><text:span text:style-name="T14">"&lt;/head&gt;\n"</text:span><text:span text:style-name="T3">);</text:span></text:p>
      <text:p text:style-name="P2"><text:span text:style-name="T3"><text:tab/><text:tab/><text:tab/></text:span><text:span text:style-name="T11">w</text:span><text:span text:style-name="T3">.printf(</text:span><text:span text:style-name="T14">"&lt;body&gt;\n"</text:span><text:span text:style-name="T3">);</text:span></text:p>
      <text:p text:style-name="P2"><text:span text:style-name="T3"><text:tab/><text:tab/><text:tab/></text:span><text:span text:style-name="T11">w</text:span><text:span text:style-name="T3">.printf(</text:span><text:span text:style-name="T14">"&lt;div id='all'&gt;\n"</text:span><text:span text:style-name="T3">);</text:span></text:p>
      <text:p text:style-name="P2"><text:span text:style-name="T3"><text:tab/><text:tab/><text:tab/>目次(</text:span><text:span text:style-name="T11">node</text:span><text:span text:style-name="T3">, </text:span><text:span text:style-name="T11">w</text:span><text:span text:style-name="T3">);</text:span></text:p>
      <text:p text:style-name="P2"><text:span text:style-name="T3"><text:tab/><text:tab/><text:tab/></text:span><text:span text:style-name="T11">w</text:span><text:span text:style-name="T3">.printf(</text:span><text:span text:style-name="T14">"&lt;p&gt;%s %s&lt;/p&gt;\n"</text:span><text:span text:style-name="T3">, </text:span><text:span text:style-name="T11">node</text:span><text:span text:style-name="T3">.number(), </text:span><text:span text:style-name="T11">node</text:span><text:span text:style-name="T3">.simpleHeader());</text:span></text:p>
      <text:p text:style-name="P2"><text:span text:style-name="T3"><text:tab/><text:tab/><text:tab/></text:span><text:span text:style-name="T11">w</text:span><text:span text:style-name="T3">.printf(</text:span><text:span text:style-name="T14">"&lt;div id='content'&gt;\n"</text:span><text:span text:style-name="T3">);</text:span></text:p>
      <text:p text:style-name="P2"><text:span text:style-name="T3"><text:tab/><text:tab/><text:tab/></text:span><text:span text:style-name="T11">w</text:span><text:span text:style-name="T3">.printf(</text:span><text:span text:style-name="T14">"&lt;ul&gt;\n"</text:span><text:span text:style-name="T3">);</text:span></text:p>
      <text:p text:style-name="P2"><text:span text:style-name="T3"><text:tab/><text:tab/><text:tab/></text:span><text:span text:style-name="T9">for</text:span><text:span text:style-name="T3"> (Node </text:span><text:span text:style-name="T11">child</text:span><text:span text:style-name="T3"> : </text:span><text:span text:style-name="T11">node</text:span><text:span text:style-name="T3">.children()) {</text:span></text:p>
      <text:p text:style-name="P2"><text:span text:style-name="T3"><text:tab/><text:tab/><text:tab/><text:tab/></text:span><text:span text:style-name="T9">if</text:span><text:span text:style-name="T3"> (</text:span><text:span text:style-name="T11">child</text:span><text:span text:style-name="T3">.nodeName().equals(</text:span><text:span text:style-name="T14">"区分"</text:span><text:span text:style-name="T3">)) {</text:span></text:p>
      <text:p text:style-name="P2"><text:span text:style-name="T3"><text:tab/><text:tab/><text:tab/><text:tab/><text:tab/></text:span><text:span text:style-name="T11">w</text:span><text:span text:style-name="T3">.printf(</text:span><text:span text:style-name="T14">"&lt;li&gt;区分&lt;/li&gt;\n"</text:span><text:span text:style-name="T3">);</text:span></text:p>
      <text:p text:style-name="P2"><text:span text:style-name="T3"><text:tab/><text:tab/><text:tab/><text:tab/><text:tab/></text:span><text:span text:style-name="T11">w</text:span><text:span text:style-name="T3">.printf(</text:span><text:span text:style-name="T14">"&lt;ul&gt;\n"</text:span><text:span text:style-name="T3">);</text:span></text:p>
      <text:p text:style-name="P2"><text:span text:style-name="T3"><text:tab/><text:tab/><text:tab/><text:tab/><text:tab/></text:span><text:span text:style-name="T9">for</text:span><text:span text:style-name="T3"> (Node </text:span><text:span text:style-name="T11">grand</text:span><text:span text:style-name="T3"> : </text:span><text:span text:style-name="T11">child</text:span><text:span text:style-name="T3">.children()) {</text:span></text:p>
      <text:p text:style-name="P2"><text:span text:style-name="T3"><text:tab/><text:tab/><text:tab/><text:tab/><text:tab/><text:tab/></text:span><text:span text:style-name="T9">if</text:span><text:span text:style-name="T3"> (writeLink(</text:span><text:span text:style-name="T11">grand</text:span><text:span text:style-name="T3">, </text:span><text:span text:style-name="T11">w</text:span><text:span text:style-name="T3">))</text:span></text:p>
      <text:p text:style-name="P2"><text:span text:style-name="T3"><text:tab/><text:tab/><text:tab/><text:tab/><text:tab/><text:tab/><text:tab/>write(</text:span><text:span text:style-name="T11">grand</text:span><text:span text:style-name="T3">, </text:span><text:span text:style-name="T11">dir</text:span><text:span text:style-name="T3">, </text:span><text:span text:style-name="T11">dict</text:span><text:span text:style-name="T3">, </text:span><text:span text:style-name="T11">level</text:span><text:span text:style-name="T3"> + 1);</text:span></text:p>
      <text:p text:style-name="P18"><text:tab/><text:tab/><text:tab/><text:tab/><text:tab/>}</text:p>
      <text:p text:style-name="P2"><text:span text:style-name="T3"><text:tab/><text:tab/><text:tab/><text:tab/><text:tab/></text:span><text:span text:style-name="T11">w</text:span><text:span text:style-name="T3">.printf(</text:span><text:span text:style-name="T14">"&lt;/ul&gt;\n"</text:span><text:span text:style-name="T3">);</text:span></text:p>
      <text:p text:style-name="P2"><text:span text:style-name="T3"><text:tab/><text:tab/><text:tab/><text:tab/>} </text:span><text:span text:style-name="T9">else</text:span><text:span text:style-name="T3"> {</text:span></text:p>
      <text:p text:style-name="P2"><text:span text:style-name="T3"><text:tab/><text:tab/><text:tab/><text:tab/><text:tab/></text:span><text:span text:style-name="T10">if</text:span><text:span text:style-name="T4"> (writeLink(</text:span><text:span text:style-name="T12">child</text:span><text:span text:style-name="T4">, </text:span><text:span text:style-name="T12">w</text:span><text:span text:style-name="T4">))</text:span></text:p>
      <text:p text:style-name="P3"><text:span text:style-name="T6"><text:tab/><text:tab/><text:tab/><text:tab/><text:tab/><text:tab/></text:span><text:span text:style-name="T3">write(</text:span><text:span text:style-name="T11">child</text:span><text:span text:style-name="T3">, </text:span><text:span text:style-name="T11">dir</text:span><text:span text:style-name="T3">, </text:span><text:span text:style-name="T11">dict</text:span><text:span text:style-name="T3">, </text:span><text:span text:style-name="T11">level</text:span><text:span text:style-name="T3"> + 1);</text:span></text:p>
      <text:p text:style-name="P18"><text:tab/><text:tab/><text:tab/><text:tab/>}</text:p>
      <text:p text:style-name="P19"><text:tab/><text:tab/><text:tab/>}</text:p>
      <text:p text:style-name="P1"><text:span text:style-name="T3"><text:tab/><text:tab/><text:tab/></text:span><text:span text:style-name="T11">w</text:span><text:span text:style-name="T3">.printf(</text:span><text:span text:style-name="T14">"&lt;/ul&gt;\n"</text:span><text:span text:style-name="T3">);</text:span></text:p>
      <text:p text:style-name="Text_20_body"/>
      <text:p text:style-name="Text_20_body">writeLink()の中で"&lt;li&gt;…<text:span text:style-name="T21">&lt;/li&gt;を出力している。これが7回呼び出されているらしい。</text:span></text:p>
      <text:p text:style-name="P14"><draw:frame draw:style-name="fr1"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4">要素0から7まで通則Nodeで同じノードである。ただしオブジェクトは異なる。</text:p>
      <text:p text:style-name="P25"><text:soft-page-break/>stencilが「通則_通知」ではなく、「通則_告示」である点に注意する。</text:p>
      <text:p text:style-name="P24">告示に通知をマージするとき、通則_通知を通則_告示に変換して追加しているらしい。</text:p>
      <text:p text:style-name="P27">以下はログ出力である。</text:p>
      <table:table table:name="表1" table:style-name="表1">
        <table:table-column table:style-name="表1.A"/>
        <table:table-row table:style-name="TableLine2779313125936">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6"/>
      <text:h text:style-name="Heading_20_2" text:outline-level="2">変更点</text:h>
      <text:h text:style-name="Heading_20_3" text:outline-level="3">変更前</text:h>
      <text:p text:style-name="P6"><text:span text:style-name="T3"><text:tab/></text:span><text:span text:style-name="T9">public</text:span><text:span text:style-name="T3"> </text:span><text:span text:style-name="T9">static</text:span><text:span text:style-name="T3"> </text:span><text:span text:style-name="T9">void</text:span><text:span text:style-name="T3"> 通知マージ(Document </text:span><text:span text:style-name="T11">kokuji</text:span><text:span text:style-name="T3">, Document </text:span><text:span text:style-name="T11">tuti</text:span><text:span text:style-name="T3">)</text:span></text:p>
      <text:p text:style-name="P4"><text:span text:style-name="T3"><text:tab/><text:tab/><text:tab/></text:span><text:span text:style-name="T9">throws</text:span><text:span text:style-name="T3"> ParseException {</text:span></text:p>
      <text:p text:style-name="P4"><text:span text:style-name="T3"><text:tab/><text:tab/>Map&lt;String, Node&gt; </text:span><text:span text:style-name="T11">map</text:span><text:span text:style-name="T3"> = </text:span><text:span text:style-name="T9">new</text:span><text:span text:style-name="T3"> HashMap&lt;&gt;();</text:span></text:p>
      <text:p text:style-name="P4"><text:span text:style-name="T3"><text:tab/><text:tab/></text:span><text:span text:style-name="T5">通知参照収集</text:span><text:span text:style-name="T3">(</text:span><text:span text:style-name="T11">tuti</text:span><text:span text:style-name="T3">.root(), </text:span><text:span text:style-name="T11">map</text:span><text:span text:style-name="T3">);</text:span></text:p>
      <text:p text:style-name="P4"><text:span text:style-name="T3"><text:tab/><text:tab/></text:span><text:span text:style-name="T5">通知マージ</text:span><text:span text:style-name="T3">(</text:span><text:span text:style-name="T11">kokuji</text:span><text:span text:style-name="T3">.root(), </text:span><text:span text:style-name="T11">map</text:span><text:span text:style-name="T3">);</text:span></text:p>
      <text:p text:style-name="P4"><text:span text:style-name="T3"><text:tab/><text:tab/></text:span><text:span text:style-name="T9">for</text:span><text:span text:style-name="T3"> (Entry&lt;String, Node&gt; </text:span><text:span text:style-name="T11">e</text:span><text:span text:style-name="T3"> : </text:span><text:span text:style-name="T11">map</text:span><text:span text:style-name="T3">.entrySet()) {</text:span></text:p>
      <text:p text:style-name="P4"><text:span text:style-name="T3"><text:tab/><text:tab/><text:tab/>String </text:span><text:span text:style-name="T11">path</text:span><text:span text:style-name="T3"> = </text:span><text:span text:style-name="T11">e</text:span><text:span text:style-name="T3">.getValue().path();</text:span></text:p>
      <text:p text:style-name="P4"><text:span text:style-name="T3"><text:tab/><text:tab/><text:tab/></text:span><text:span text:style-name="T9">int</text:span><text:span text:style-name="T3"> </text:span><text:span text:style-name="T11">pos</text:span><text:span text:style-name="T3"> = </text:span><text:span text:style-name="T11">path</text:span><text:span text:style-name="T3">.lastIndexOf(</text:span><text:span text:style-name="T14">'/'</text:span><text:span text:style-name="T3">);</text:span></text:p>
      <text:p text:style-name="P4"><text:span text:style-name="T3"><text:tab/><text:tab/><text:tab/></text:span><text:span text:style-name="T9">if</text:span><text:span text:style-name="T3"> (</text:span><text:span text:style-name="T11">pos</text:span><text:span text:style-name="T3"> &gt;= 0) </text:span><text:span text:style-name="T11">path</text:span><text:span text:style-name="T3"> = </text:span><text:span text:style-name="T11">path</text:span><text:span text:style-name="T3">.substring(0, </text:span><text:span text:style-name="T11">pos</text:span><text:span text:style-name="T3">);</text:span></text:p>
      <text:p text:style-name="P4"><text:span text:style-name="T3"><text:tab/><text:tab/><text:tab/>Node </text:span><text:span text:style-name="T11">parent</text:span><text:span text:style-name="T3"> = </text:span><text:span text:style-name="T11">kokuji</text:span><text:span text:style-name="T3">.find(</text:span><text:span text:style-name="T11">path</text:span><text:span text:style-name="T3">);</text:span></text:p>
      <text:p text:style-name="P4"><text:span text:style-name="T3"><text:tab/><text:tab/><text:tab/></text:span><text:span text:style-name="T9">if</text:span><text:span text:style-name="T3"> (</text:span><text:span text:style-name="T11">parent</text:span><text:span text:style-name="T3"> == </text:span><text:span text:style-name="T9">null</text:span><text:span text:style-name="T3">)</text:span></text:p>
      <text:p text:style-name="P4"><text:span text:style-name="T3"><text:tab/><text:tab/><text:tab/><text:tab/></text:span><text:span text:style-name="T18">logger</text:span><text:span text:style-name="T3">.log(Level.</text:span><text:span text:style-name="T17">SEVERE</text:span><text:span text:style-name="T3">, String.</text:span><text:span text:style-name="T5">format</text:span><text:span text:style-name="T3">(</text:span></text:p>
      <text:p text:style-name="P4"><text:span text:style-name="T3"><text:tab/><text:tab/><text:tab/><text:tab/><text:tab/></text:span><text:span text:style-name="T14">"参照されない通知%s"</text:span><text:span text:style-name="T3">, </text:span><text:span text:style-name="T11">e</text:span><text:span text:style-name="T3">.getValue().toLongString()));</text:span></text:p>
      <text:p text:style-name="P4"><text:span text:style-name="T3"><text:tab/><text:tab/><text:tab/></text:span><text:span text:style-name="T9">else</text:span><text:span text:style-name="T3"> {</text:span></text:p>
      <text:p text:style-name="P4"><text:span text:style-name="T3"><text:tab/><text:tab/><text:tab/><text:tab/></text:span><text:span text:style-name="T18">logger</text:span><text:span text:style-name="T3">.warning(String.</text:span><text:span text:style-name="T5">format</text:span><text:span text:style-name="T3">(</text:span></text:p>
      <text:p text:style-name="P4"><text:span text:style-name="T3"><text:tab/><text:tab/><text:tab/><text:tab/><text:tab/></text:span><text:span text:style-name="T14">"参照された通知%s 告示=%s"</text:span><text:span text:style-name="T3">, </text:span><text:span text:style-name="T11">e</text:span><text:span text:style-name="T3">.getValue().toLongString(), </text:span><text:span text:style-name="T11">parent</text:span><text:span text:style-name="T3">));</text:span></text:p>
      <text:p text:style-name="P4"><text:span text:style-name="T3"><text:s text:c="9"/><text:tab/><text:tab/><text:tab/><text:tab/>Node </text:span><text:span text:style-name="T11">child</text:span><text:span text:style-name="T3"> = 通則_告示.</text:span><text:span text:style-name="T17">value</text:span><text:span text:style-name="T3">.match(</text:span><text:span text:style-name="T14">"通則"</text:span><text:span text:style-name="T3">, </text:span><text:span text:style-name="T11">parent</text:span><text:span text:style-name="T3">.lineNo());</text:span></text:p>
      <text:p text:style-name="P4"><text:span text:style-name="T3"><text:s text:c="3"/><text:tab/><text:tab/><text:tab/><text:tab/></text:span><text:span text:style-name="T11">parent</text:span><text:span text:style-name="T3">.addFirst(</text:span><text:span text:style-name="T11">child</text:span><text:span text:style-name="T3">);</text:span></text:p>
      <text:p text:style-name="P4"><text:span text:style-name="T3"><text:s/><text:tab/><text:tab/><text:tab/><text:tab/></text:span><text:span text:style-name="T11">child</text:span><text:span text:style-name="T3">.tuti(</text:span><text:span text:style-name="T11">e</text:span><text:span text:style-name="T3">.getValue());</text:span></text:p>
      <text:p text:style-name="P20"><text:tab/><text:tab/><text:tab/>}</text:p>
      <text:p text:style-name="P22"/>
      <text:p text:style-name="P20"><text:tab/><text:tab/>}</text:p>
      <text:p text:style-name="P20"><text:tab/>}</text:p>
      <text:p text:style-name="P23"><text:soft-page-break/></text:p>
      <text:h text:style-name="Heading_20_3" text:outline-level="3">変更後</text:h>
      <text:p text:style-name="P6"><text:span text:style-name="T3"><text:tab/></text:span><text:span text:style-name="T9">public</text:span><text:span text:style-name="T3"> </text:span><text:span text:style-name="T9">static</text:span><text:span text:style-name="T3"> </text:span><text:span text:style-name="T9">void</text:span><text:span text:style-name="T3"> 通知マージ(Document </text:span><text:span text:style-name="T11">kokuji</text:span><text:span text:style-name="T3">, Document </text:span><text:span text:style-name="T11">tuti</text:span><text:span text:style-name="T3">)</text:span></text:p>
      <text:p text:style-name="P4"><text:span text:style-name="T3"><text:tab/><text:tab/><text:tab/></text:span><text:span text:style-name="T9">throws</text:span><text:span text:style-name="T3"> ParseException {</text:span></text:p>
      <text:p text:style-name="P4"><text:span text:style-name="T3"><text:tab/><text:tab/>Map&lt;String, Node&gt; </text:span><text:span text:style-name="T11">map</text:span><text:span text:style-name="T3"> = </text:span><text:span text:style-name="T9">new</text:span><text:span text:style-name="T3"> HashMap&lt;&gt;();</text:span></text:p>
      <text:p text:style-name="P4"><text:span text:style-name="T3"><text:tab/><text:tab/></text:span><text:span text:style-name="T5">通知参照収集</text:span><text:span text:style-name="T3">(</text:span><text:span text:style-name="T11">tuti</text:span><text:span text:style-name="T3">.root(), </text:span><text:span text:style-name="T11">map</text:span><text:span text:style-name="T3">);</text:span></text:p>
      <text:p text:style-name="P4"><text:span text:style-name="T3"><text:tab/><text:tab/></text:span><text:span text:style-name="T5">通知マージ</text:span><text:span text:style-name="T3">(</text:span><text:span text:style-name="T11">kokuji</text:span><text:span text:style-name="T3">.root(), </text:span><text:span text:style-name="T11">map</text:span><text:span text:style-name="T3">);</text:span></text:p>
      <text:p text:style-name="P4"><text:span text:style-name="T3"><text:tab/><text:tab/></text:span><text:span text:style-name="T9">for</text:span><text:span text:style-name="T3"> (Entry&lt;String, Node&gt; </text:span><text:span text:style-name="T11">e</text:span><text:span text:style-name="T3"> : </text:span><text:span text:style-name="T11">map</text:span><text:span text:style-name="T3">.entrySet()) {</text:span></text:p>
      <text:p text:style-name="P4"><text:span text:style-name="T3"><text:tab/><text:tab/><text:tab/>String </text:span><text:span text:style-name="T11">path</text:span><text:span text:style-name="T3"> = </text:span><text:span text:style-name="T11">e</text:span><text:span text:style-name="T3">.getValue().path();</text:span></text:p>
      <text:p text:style-name="P4"><text:span text:style-name="T3"><text:tab/><text:tab/><text:tab/></text:span><text:span text:style-name="T9">int</text:span><text:span text:style-name="T3"> </text:span><text:span text:style-name="T11">pos</text:span><text:span text:style-name="T3"> = </text:span><text:span text:style-name="T11">path</text:span><text:span text:style-name="T3">.lastIndexOf(</text:span><text:span text:style-name="T14">'/'</text:span><text:span text:style-name="T3">);</text:span></text:p>
      <text:p text:style-name="P4"><text:span text:style-name="T3"><text:tab/><text:tab/><text:tab/></text:span><text:span text:style-name="T9">if</text:span><text:span text:style-name="T3"> (</text:span><text:span text:style-name="T11">pos</text:span><text:span text:style-name="T3"> &gt;= 0) </text:span><text:span text:style-name="T11">path</text:span><text:span text:style-name="T3"> = </text:span><text:span text:style-name="T11">path</text:span><text:span text:style-name="T3">.substring(0, </text:span><text:span text:style-name="T11">pos</text:span><text:span text:style-name="T3">);</text:span></text:p>
      <text:p text:style-name="P4"><text:span text:style-name="T3"><text:tab/><text:tab/><text:tab/>Node </text:span><text:span text:style-name="T11">parent</text:span><text:span text:style-name="T3"> = </text:span><text:span text:style-name="T11">kokuji</text:span><text:span text:style-name="T3">.find(</text:span><text:span text:style-name="T11">path</text:span><text:span text:style-name="T3">);</text:span></text:p>
      <text:p text:style-name="P4"><text:span text:style-name="T3"><text:tab/><text:tab/><text:tab/></text:span><text:span text:style-name="T9">if</text:span><text:span text:style-name="T3"> (</text:span><text:span text:style-name="T11">parent</text:span><text:span text:style-name="T3"> == </text:span><text:span text:style-name="T9">null</text:span><text:span text:style-name="T3">)</text:span></text:p>
      <text:p text:style-name="P4"><text:span text:style-name="T3"><text:tab/><text:tab/><text:tab/><text:tab/></text:span><text:span text:style-name="T18">logger</text:span><text:span text:style-name="T3">.log(Level.</text:span><text:span text:style-name="T17">SEVERE</text:span><text:span text:style-name="T3">, String.</text:span><text:span text:style-name="T5">format</text:span><text:span text:style-name="T3">(</text:span></text:p>
      <text:p text:style-name="P4"><text:span text:style-name="T3"><text:tab/><text:tab/><text:tab/><text:tab/><text:tab/></text:span><text:span text:style-name="T14">"参照されない通知%s"</text:span><text:span text:style-name="T3">, </text:span><text:span text:style-name="T11">e</text:span><text:span text:style-name="T3">.getValue().toLongString()));</text:span></text:p>
      <text:p text:style-name="P4"><text:span text:style-name="T3"><text:tab/><text:tab/><text:tab/></text:span><text:span text:style-name="T9">else</text:span><text:span text:style-name="T3"> {</text:span></text:p>
      <text:p text:style-name="P4"><text:span text:style-name="T3"><text:tab/><text:tab/><text:tab/><text:tab/></text:span><text:span text:style-name="T18">logger</text:span><text:span text:style-name="T3">.warning(String.</text:span><text:span text:style-name="T5">format</text:span><text:span text:style-name="T3">(</text:span></text:p>
      <text:p text:style-name="P4"><text:span text:style-name="T3"><text:tab/><text:tab/><text:tab/><text:tab/><text:tab/></text:span><text:span text:style-name="T14">"参照された通知%s 告示=%s"</text:span><text:span text:style-name="T3">, </text:span><text:span text:style-name="T11">e</text:span><text:span text:style-name="T3">.getValue().toLongString(), </text:span><text:span text:style-name="T11">parent</text:span><text:span text:style-name="T3">));</text:span></text:p>
      <text:p text:style-name="P4"><text:span text:style-name="T3"><text:tab/><text:tab/><text:tab/><text:tab/></text:span><text:span text:style-name="T19">// 既に通則が先頭にあれば追加しない。</text:span></text:p>
      <text:p text:style-name="P4"><text:span text:style-name="T3"><text:tab/><text:tab/><text:tab/><text:tab/></text:span><text:span text:style-name="T9">if</text:span><text:span text:style-name="T3"> (</text:span><text:span text:style-name="T11">parent</text:span><text:span text:style-name="T3">.childrenSize() &lt;= 0 || !</text:span><text:span text:style-name="T11">parent</text:span><text:span text:style-name="T3">.children(0).name().equals(</text:span><text:span text:style-name="T14">"通則"</text:span><text:span text:style-name="T3">)) {</text:span></text:p>
      <text:p text:style-name="P4"><text:span text:style-name="T3"><text:tab/><text:tab/><text:tab/><text:tab/><text:tab/>Node </text:span><text:span text:style-name="T11">child</text:span><text:span text:style-name="T3"> = 通則_告示.</text:span><text:span text:style-name="T17">value</text:span><text:span text:style-name="T3">.match(</text:span><text:span text:style-name="T14">"通則"</text:span><text:span text:style-name="T3">, </text:span><text:span text:style-name="T11">parent</text:span><text:span text:style-name="T3">.lineNo());</text:span></text:p>
      <text:p text:style-name="P4"><text:span text:style-name="T3"><text:tab/><text:tab/><text:tab/><text:tab/><text:tab/></text:span><text:span text:style-name="T11">parent</text:span><text:span text:style-name="T3">.addFirst(</text:span><text:span text:style-name="T11">child</text:span><text:span text:style-name="T3">);</text:span></text:p>
      <text:p text:style-name="P4"><text:span text:style-name="T3"><text:tab/><text:tab/><text:tab/><text:tab/><text:tab/></text:span><text:span text:style-name="T11">child</text:span><text:span text:style-name="T3">.tuti(</text:span><text:span text:style-name="T11">e</text:span><text:span text:style-name="T3">.getValue());</text:span></text:p>
      <text:p text:style-name="P20"><text:tab/><text:tab/><text:tab/><text:tab/>}</text:p>
      <text:p text:style-name="P20"><text:tab/><text:tab/><text:tab/>}</text:p>
      <text:p text:style-name="P22"/>
      <text:p text:style-name="P20"><text:tab/><text:tab/>}</text:p>
      <text:p text:style-name="P20"><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29"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28">令和２年の医科区分番号<text:span text:style-name="T23">D023-2 点数「５５点」の後に「16」が表示されている。</text:span></text:p>
      <text:p text:style-name="P31"><draw:frame draw:style-name="fr3"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style-name="TableLine2779313127376">
          <table:table-cell table:style-name="表2.A1" office:value-type="string">
            <text:p text:style-name="P10"><text:s/><text:span text:style-name="T24">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style-name="TableLine2779620100016">
          <table:table-cell table:style-name="表3.A1" office:value-type="string">
            <text:p text:style-name="P30">:<text:span text:style-name="T25">g/^ \+\d\+ *$/d</text:span></text:p>
          </table:table-cell>
        </table:table-row>
      </table:table>
      <text:p text:style-name="P32"><text:span text:style-name="T26">1回以上の繰り返し「+」はバックスラッシュでエスケープする必要がある。</text:span></text:p>
      <text:p text:style-name="P32">平成30年版、令和元年版、令和4年版は既に削除済である。</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2-06-21T19:45:43.335000000</dc:date>
    <meta:editing-duration>PT40M19S</meta:editing-duration>
    <meta:editing-cycles>8</meta:editing-cycles>
    <meta:generator>LibreOffice/7.3.3.2$Windows_X86_64 LibreOffice_project/d1d0ea68f081ee2800a922cac8f79445e4603348</meta:generator>
    <meta:document-statistic meta:table-count="3" meta:image-count="2" meta:object-count="1" meta:page-count="6" meta:paragraph-count="185" meta:word-count="2552" meta:character-count="9180" meta:non-whitespace-character-count="763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